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0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284.11mm" svg:height="144.24mm" svg:x="77.08mm" svg:y="1.06mm">
            <draw:object draw:notify-on-update-of-ranges="Tabelle1.A2:Tabelle1.A2 Tabelle1.A3:Tabelle1.A39 Tabelle1.B2:Tabelle1.B2 Tabelle1.B3:Tabelle1.B39 Tabelle1.A2:Tabelle1.A2 Tabelle1.A3:Tabelle1.A39 Tabelle1.C2:Tabelle1.C2 Tabelle1.C3:Tabelle1.C3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24.07mm" svg:height="182.28mm" svg:x="534.26mm" svg:y="16.67mm">
            <draw:object draw:notify-on-update-of-ranges="Tabelle1.T1:Tabelle1.T1 Tabelle1.T2:Tabelle1.T80 Tabelle1.V1:Tabelle1.V1 Tabelle1.V2:Tabelle1.V8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1" table:default-cell-style-name="Default"/>
        <table:table-row table:style-name="ro1">
          <table:table-cell table:number-columns-repeated="19"/>
          <table:table-cell office:value-type="string" calcext:value-type="string">
            <text:p>kHz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mA</text:p>
          </table:table-cell>
        </table:table-row>
        <table:table-row table:style-name="ro1">
          <table:table-cell office:value-type="string" calcext:value-type="string">
            <text:p>Frequenz in kHz</text:p>
          </table:table-cell>
          <table:table-cell office:value-type="string" calcext:value-type="string">
            <text:p>Strom in mA</text:p>
          </table:table-cell>
          <table:table-cell table:number-columns-repeated="17"/>
          <table:table-cell table:formula="of:=[.U2]/1000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string" calcext:value-type="string">
            <text:p>MM74COON</text:p>
          </table:table-cell>
          <table:table-cell office:value-type="string" calcext:value-type="string">
            <text:p>K155LA3</text:p>
          </table:table-cell>
          <table:table-cell table:number-columns-repeated="16"/>
          <table:table-cell table:formula="of:=[.U3]/1000" office:value-type="float" office:value="1.15" calcext:value-type="float">
            <text:p>1,15</text:p>
          </table:table-cell>
          <table:table-cell office:value-type="float" office:value="1150" calcext:value-type="float">
            <text:p>115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6" calcext:value-type="float">
            <text:p>0,0006</text:p>
          </table:table-cell>
          <table:table-cell office:value-type="float" office:value="1.54" calcext:value-type="float">
            <text:p>1,54</text:p>
          </table:table-cell>
          <table:table-cell table:number-columns-repeated="16"/>
          <table:table-cell table:formula="of:=[.U4]/1000" office:value-type="float" office:value="1.322" calcext:value-type="float">
            <text:p>1,322</text:p>
          </table:table-cell>
          <table:table-cell office:value-type="float" office:value="1322" calcext:value-type="float">
            <text:p>132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24" calcext:value-type="float">
            <text:p>0,0024</text:p>
          </table:table-cell>
          <table:table-cell office:value-type="float" office:value="1.54" calcext:value-type="float">
            <text:p>1,54</text:p>
          </table:table-cell>
          <table:table-cell table:number-columns-repeated="16"/>
          <table:table-cell table:formula="of:=[.U5]/1000" office:value-type="float" office:value="1.52" calcext:value-type="float">
            <text:p>1,52</text:p>
          </table:table-cell>
          <table:table-cell office:value-type="float" office:value="1520" calcext:value-type="float">
            <text:p>152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3" calcext:value-type="float">
            <text:p>0,003</text:p>
          </table:table-cell>
          <table:table-cell office:value-type="float" office:value="1.54" calcext:value-type="float">
            <text:p>1,54</text:p>
          </table:table-cell>
          <table:table-cell table:number-columns-repeated="16"/>
          <table:table-cell table:formula="of:=[.U6]/1000" office:value-type="float" office:value="1.749" calcext:value-type="float">
            <text:p>1,749</text:p>
          </table:table-cell>
          <table:table-cell office:value-type="float" office:value="1749" calcext:value-type="float">
            <text:p>174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6" calcext:value-type="float">
            <text:p>0,006</text:p>
          </table:table-cell>
          <table:table-cell table:number-columns-repeated="17"/>
          <table:table-cell table:formula="of:=[.U7]/1000" office:value-type="float" office:value="2.011" calcext:value-type="float">
            <text:p>2,011</text:p>
          </table:table-cell>
          <table:table-cell office:value-type="float" office:value="2011" calcext:value-type="float">
            <text:p>201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2" calcext:value-type="float">
            <text:p>0,012</text:p>
          </table:table-cell>
          <table:table-cell table:number-columns-repeated="17"/>
          <table:table-cell table:formula="of:=[.U8]/1000" office:value-type="float" office:value="2.313" calcext:value-type="float">
            <text:p>2,313</text:p>
          </table:table-cell>
          <table:table-cell office:value-type="float" office:value="2313" calcext:value-type="float">
            <text:p>231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8" calcext:value-type="float">
            <text:p>0,018</text:p>
          </table:table-cell>
          <table:table-cell table:number-columns-repeated="17"/>
          <table:table-cell table:formula="of:=[.U9]/1000" office:value-type="float" office:value="2.66" calcext:value-type="float">
            <text:p>2,66</text:p>
          </table:table-cell>
          <table:table-cell office:value-type="float" office:value="2660" calcext:value-type="float">
            <text:p>266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4" calcext:value-type="float">
            <text:p>0,024</text:p>
          </table:table-cell>
          <table:table-cell table:number-columns-repeated="17"/>
          <table:table-cell table:formula="of:=[.U10]/1000" office:value-type="float" office:value="3.059" calcext:value-type="float">
            <text:p>3,059</text:p>
          </table:table-cell>
          <table:table-cell office:value-type="float" office:value="3059" calcext:value-type="float">
            <text:p>305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3" calcext:value-type="float">
            <text:p>0,03</text:p>
          </table:table-cell>
          <table:table-cell table:number-columns-repeated="17"/>
          <table:table-cell table:formula="of:=[.U11]/1000" office:value-type="float" office:value="3.517" calcext:value-type="float">
            <text:p>3,517</text:p>
          </table:table-cell>
          <table:table-cell office:value-type="float" office:value="3517" calcext:value-type="float">
            <text:p>351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48" calcext:value-type="float">
            <text:p>0,048</text:p>
          </table:table-cell>
          <table:table-cell office:value-type="float" office:value="1.57" calcext:value-type="float">
            <text:p>1,57</text:p>
          </table:table-cell>
          <table:table-cell table:number-columns-repeated="16"/>
          <table:table-cell table:formula="of:=[.U12]/1000" office:value-type="float" office:value="4.045" calcext:value-type="float">
            <text:p>4,045</text:p>
          </table:table-cell>
          <table:table-cell office:value-type="float" office:value="4045" calcext:value-type="float">
            <text:p>404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77" calcext:value-type="float">
            <text:p>0,077</text:p>
          </table:table-cell>
          <table:table-cell table:number-columns-repeated="17"/>
          <table:table-cell table:formula="of:=[.U13]/1000" office:value-type="float" office:value="4.652" calcext:value-type="float">
            <text:p>4,652</text:p>
          </table:table-cell>
          <table:table-cell office:value-type="float" office:value="4652" calcext:value-type="float">
            <text:p>465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18" calcext:value-type="float">
            <text:p>0,118</text:p>
          </table:table-cell>
          <table:table-cell office:value-type="float" office:value="1.62" calcext:value-type="float">
            <text:p>1,62</text:p>
          </table:table-cell>
          <table:table-cell table:number-columns-repeated="16"/>
          <table:table-cell table:formula="of:=[.U14]/1000" office:value-type="float" office:value="5.35" calcext:value-type="float">
            <text:p>5,35</text:p>
          </table:table-cell>
          <table:table-cell office:value-type="float" office:value="5350" calcext:value-type="float">
            <text:p>535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193" calcext:value-type="float">
            <text:p>0,193</text:p>
          </table:table-cell>
          <table:table-cell table:number-columns-repeated="17"/>
          <table:table-cell table:formula="of:=[.U15]/1000" office:value-type="float" office:value="6.152" calcext:value-type="float">
            <text:p>6,152</text:p>
          </table:table-cell>
          <table:table-cell office:value-type="float" office:value="6152" calcext:value-type="float">
            <text:p>615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258" calcext:value-type="float">
            <text:p>0,258</text:p>
          </table:table-cell>
          <table:table-cell table:number-columns-repeated="17"/>
          <table:table-cell table:formula="of:=[.U16]/1000" office:value-type="float" office:value="7.075" calcext:value-type="float">
            <text:p>7,075</text:p>
          </table:table-cell>
          <table:table-cell office:value-type="float" office:value="7075" calcext:value-type="float">
            <text:p>707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32" calcext:value-type="float">
            <text:p>0,32</text:p>
          </table:table-cell>
          <table:table-cell office:value-type="float" office:value="1.73" calcext:value-type="float">
            <text:p>1,73</text:p>
          </table:table-cell>
          <table:table-cell table:number-columns-repeated="16"/>
          <table:table-cell table:formula="of:=[.U17]/1000" office:value-type="float" office:value="8.137" calcext:value-type="float">
            <text:p>8,137</text:p>
          </table:table-cell>
          <table:table-cell office:value-type="float" office:value="8137" calcext:value-type="float">
            <text:p>813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39" calcext:value-type="float">
            <text:p>0,39</text:p>
          </table:table-cell>
          <table:table-cell table:number-columns-repeated="17"/>
          <table:table-cell table:formula="of:=[.U18]/1000" office:value-type="float" office:value="9.357" calcext:value-type="float">
            <text:p>9,357</text:p>
          </table:table-cell>
          <table:table-cell office:value-type="float" office:value="9357" calcext:value-type="float">
            <text:p>935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45" calcext:value-type="float">
            <text:p>0,45</text:p>
          </table:table-cell>
          <table:table-cell table:number-columns-repeated="17"/>
          <table:table-cell table:formula="of:=[.U19]/1000" office:value-type="float" office:value="10.761" calcext:value-type="float">
            <text:p>10,761</text:p>
          </table:table-cell>
          <table:table-cell office:value-type="float" office:value="10761" calcext:value-type="float">
            <text:p>1076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515" calcext:value-type="float">
            <text:p>0,515</text:p>
          </table:table-cell>
          <table:table-cell table:number-columns-repeated="17"/>
          <table:table-cell table:formula="of:=[.U20]/1000" office:value-type="float" office:value="12.375" calcext:value-type="float">
            <text:p>12,375</text:p>
          </table:table-cell>
          <table:table-cell office:value-type="float" office:value="12375" calcext:value-type="float">
            <text:p>1237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577" calcext:value-type="float">
            <text:p>0,577</text:p>
          </table:table-cell>
          <table:table-cell table:number-columns-repeated="17"/>
          <table:table-cell table:formula="of:=[.U21]/1000" office:value-type="float" office:value="14.231" calcext:value-type="float">
            <text:p>14,231</text:p>
          </table:table-cell>
          <table:table-cell office:value-type="float" office:value="14231" calcext:value-type="float">
            <text:p>1423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64" calcext:value-type="float">
            <text:p>0,64</text:p>
          </table:table-cell>
          <table:table-cell office:value-type="float" office:value="1.93" calcext:value-type="float">
            <text:p>1,93</text:p>
          </table:table-cell>
          <table:table-cell table:number-columns-repeated="16"/>
          <table:table-cell table:formula="of:=[.U22]/1000" office:value-type="float" office:value="16.366" calcext:value-type="float">
            <text:p>16,366</text:p>
          </table:table-cell>
          <table:table-cell office:value-type="float" office:value="16366" calcext:value-type="float">
            <text:p>1636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95" calcext:value-type="float">
            <text:p>0,95</text:p>
          </table:table-cell>
          <table:table-cell table:number-columns-repeated="17"/>
          <table:table-cell table:formula="of:=[.U23]/1000" office:value-type="float" office:value="18.821" calcext:value-type="float">
            <text:p>18,821</text:p>
          </table:table-cell>
          <table:table-cell office:value-type="float" office:value="18821" calcext:value-type="float">
            <text:p>1882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.2" calcext:value-type="float">
            <text:p>1,2</text:p>
          </table:table-cell>
          <table:table-cell office:value-type="float" office:value="2.28" calcext:value-type="float">
            <text:p>2,28</text:p>
          </table:table-cell>
          <table:table-cell table:number-columns-repeated="16"/>
          <table:table-cell table:formula="of:=[.U24]/1000" office:value-type="float" office:value="21.644" calcext:value-type="float">
            <text:p>21,644</text:p>
          </table:table-cell>
          <table:table-cell office:value-type="float" office:value="21644" calcext:value-type="float">
            <text:p>2164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.37" calcext:value-type="float">
            <text:p>1,37</text:p>
          </table:table-cell>
          <table:table-cell office:value-type="float" office:value="2.46" calcext:value-type="float">
            <text:p>2,46</text:p>
          </table:table-cell>
          <table:table-cell table:number-columns-repeated="16"/>
          <table:table-cell table:formula="of:=[.U25]/1000" office:value-type="float" office:value="24.891" calcext:value-type="float">
            <text:p>24,891</text:p>
          </table:table-cell>
          <table:table-cell office:value-type="float" office:value="24891" calcext:value-type="float">
            <text:p>2489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.45" calcext:value-type="float">
            <text:p>1,45</text:p>
          </table:table-cell>
          <table:table-cell office:value-type="float" office:value="2.63" calcext:value-type="float">
            <text:p>2,63</text:p>
          </table:table-cell>
          <table:table-cell table:number-columns-repeated="16"/>
          <table:table-cell table:formula="of:=[.U26]/1000" office:value-type="float" office:value="28.625" calcext:value-type="float">
            <text:p>28,625</text:p>
          </table:table-cell>
          <table:table-cell office:value-type="float" office:value="28625" calcext:value-type="float">
            <text:p>2862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.48" calcext:value-type="float">
            <text:p>1,48</text:p>
          </table:table-cell>
          <table:table-cell office:value-type="float" office:value="2.78" calcext:value-type="float">
            <text:p>2,78</text:p>
          </table:table-cell>
          <table:table-cell table:number-columns-repeated="16"/>
          <table:table-cell table:formula="of:=[.U27]/1000" office:value-type="float" office:value="32.918" calcext:value-type="float">
            <text:p>32,918</text:p>
          </table:table-cell>
          <table:table-cell office:value-type="float" office:value="32918" calcext:value-type="float">
            <text:p>3291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.49" calcext:value-type="float">
            <text:p>1,49</text:p>
          </table:table-cell>
          <table:table-cell office:value-type="float" office:value="2.94" calcext:value-type="float">
            <text:p>2,94</text:p>
          </table:table-cell>
          <table:table-cell table:number-columns-repeated="16"/>
          <table:table-cell table:formula="of:=[.U28]/1000" office:value-type="float" office:value="37.856" calcext:value-type="float">
            <text:p>37,856</text:p>
          </table:table-cell>
          <table:table-cell office:value-type="float" office:value="37856" calcext:value-type="float">
            <text:p>3785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.44" calcext:value-type="float">
            <text:p>1,44</text:p>
          </table:table-cell>
          <table:table-cell office:value-type="float" office:value="3.3" calcext:value-type="float">
            <text:p>3,3</text:p>
          </table:table-cell>
          <table:table-cell table:number-columns-repeated="16"/>
          <table:table-cell table:formula="of:=[.U29]/1000" office:value-type="float" office:value="43.535" calcext:value-type="float">
            <text:p>43,535</text:p>
          </table:table-cell>
          <table:table-cell office:value-type="float" office:value="43535" calcext:value-type="float">
            <text:p>4353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.4" calcext:value-type="float">
            <text:p>1,4</text:p>
          </table:table-cell>
          <table:table-cell office:value-type="float" office:value="3.56" calcext:value-type="float">
            <text:p>3,56</text:p>
          </table:table-cell>
          <table:table-cell table:number-columns-repeated="16"/>
          <table:table-cell table:formula="of:=[.U30]/1000" office:value-type="float" office:value="50.065" calcext:value-type="float">
            <text:p>50,065</text:p>
          </table:table-cell>
          <table:table-cell office:value-type="float" office:value="50065" calcext:value-type="float">
            <text:p>5006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.38" calcext:value-type="float">
            <text:p>1,38</text:p>
          </table:table-cell>
          <table:table-cell office:value-type="float" office:value="3.84" calcext:value-type="float">
            <text:p>3,84</text:p>
          </table:table-cell>
          <table:table-cell table:number-columns-repeated="16"/>
          <table:table-cell table:formula="of:=[.U31]/1000" office:value-type="float" office:value="57.575" calcext:value-type="float">
            <text:p>57,575</text:p>
          </table:table-cell>
          <table:table-cell office:value-type="float" office:value="57575" calcext:value-type="float">
            <text:p>5757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.33" calcext:value-type="float">
            <text:p>1,33</text:p>
          </table:table-cell>
          <table:table-cell office:value-type="float" office:value="4.06" calcext:value-type="float">
            <text:p>4,06</text:p>
          </table:table-cell>
          <table:table-cell table:number-columns-repeated="16"/>
          <table:table-cell table:formula="of:=[.U32]/1000" office:value-type="float" office:value="66.211" calcext:value-type="float">
            <text:p>66,211</text:p>
          </table:table-cell>
          <table:table-cell office:value-type="float" office:value="66211" calcext:value-type="float">
            <text:p>6621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.28" calcext:value-type="float">
            <text:p>1,28</text:p>
          </table:table-cell>
          <table:table-cell office:value-type="float" office:value="4.2" calcext:value-type="float">
            <text:p>4,2</text:p>
          </table:table-cell>
          <table:table-cell table:number-columns-repeated="16"/>
          <table:table-cell table:formula="of:=[.U33]/1000" office:value-type="float" office:value="76.143" calcext:value-type="float">
            <text:p>76,143</text:p>
          </table:table-cell>
          <table:table-cell office:value-type="float" office:value="76143" calcext:value-type="float">
            <text:p>7614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.22" calcext:value-type="float">
            <text:p>1,22</text:p>
          </table:table-cell>
          <table:table-cell table:number-columns-repeated="17"/>
          <table:table-cell table:formula="of:=[.U34]/1000" office:value-type="float" office:value="87.565" calcext:value-type="float">
            <text:p>87,565</text:p>
          </table:table-cell>
          <table:table-cell office:value-type="float" office:value="87565" calcext:value-type="float">
            <text:p>8756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7" calcext:value-type="float">
            <text:p>0,7</text:p>
          </table:table-cell>
          <table:table-cell office:value-type="float" office:value="5.38" calcext:value-type="float">
            <text:p>5,38</text:p>
          </table:table-cell>
          <table:table-cell table:number-columns-repeated="16"/>
          <table:table-cell table:formula="of:=[.U35]/1000" office:value-type="float" office:value="100.699" calcext:value-type="float">
            <text:p>100,699</text:p>
          </table:table-cell>
          <table:table-cell office:value-type="float" office:value="100699" calcext:value-type="float">
            <text:p>10069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54" calcext:value-type="float">
            <text:p>0,54</text:p>
          </table:table-cell>
          <table:table-cell office:value-type="float" office:value="4.6" calcext:value-type="float">
            <text:p>4,6</text:p>
          </table:table-cell>
          <table:table-cell table:number-columns-repeated="16"/>
          <table:table-cell table:formula="of:=[.U36]/1000" office:value-type="float" office:value="115.804" calcext:value-type="float">
            <text:p>115,804</text:p>
          </table:table-cell>
          <table:table-cell office:value-type="float" office:value="115804" calcext:value-type="float">
            <text:p>11580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45" calcext:value-type="float">
            <text:p>0,45</text:p>
          </table:table-cell>
          <table:table-cell office:value-type="float" office:value="3.6" calcext:value-type="float">
            <text:p>3,6</text:p>
          </table:table-cell>
          <table:table-cell table:number-columns-repeated="16"/>
          <table:table-cell table:formula="of:=[.U37]/1000" office:value-type="float" office:value="133.175" calcext:value-type="float">
            <text:p>133,175</text:p>
          </table:table-cell>
          <table:table-cell office:value-type="float" office:value="133175" calcext:value-type="float">
            <text:p>13317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43" calcext:value-type="float">
            <text:p>0,43</text:p>
          </table:table-cell>
          <table:table-cell office:value-type="float" office:value="3.2" calcext:value-type="float">
            <text:p>3,2</text:p>
          </table:table-cell>
          <table:table-cell table:number-columns-repeated="16"/>
          <table:table-cell table:formula="of:=[.U38]/1000" office:value-type="float" office:value="153.151" calcext:value-type="float">
            <text:p>153,151</text:p>
          </table:table-cell>
          <table:table-cell office:value-type="float" office:value="153151" calcext:value-type="float">
            <text:p>15315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.4" calcext:value-type="float">
            <text:p>0,4</text:p>
          </table:table-cell>
          <table:table-cell office:value-type="float" office:value="3.14" calcext:value-type="float">
            <text:p>3,14</text:p>
          </table:table-cell>
          <table:table-cell table:number-columns-repeated="16"/>
          <table:table-cell table:formula="of:=[.U39]/1000" office:value-type="float" office:value="176.124" calcext:value-type="float">
            <text:p>176,124</text:p>
          </table:table-cell>
          <table:table-cell office:value-type="float" office:value="176124" calcext:value-type="float">
            <text:p>17612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19"/>
          <table:table-cell table:formula="of:=[.U40]/1000" office:value-type="float" office:value="202.543" calcext:value-type="float">
            <text:p>202,543</text:p>
          </table:table-cell>
          <table:table-cell office:value-type="float" office:value="202543" calcext:value-type="float">
            <text:p>20254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19"/>
          <table:table-cell table:formula="of:=[.U41]/1000" office:value-type="float" office:value="232.924" calcext:value-type="float">
            <text:p>232,924</text:p>
          </table:table-cell>
          <table:table-cell office:value-type="float" office:value="232924" calcext:value-type="float">
            <text:p>23292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19"/>
          <table:table-cell table:formula="of:=[.U42]/1000" office:value-type="float" office:value="267.863" calcext:value-type="float">
            <text:p>267,863</text:p>
          </table:table-cell>
          <table:table-cell office:value-type="float" office:value="267863" calcext:value-type="float">
            <text:p>26786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19"/>
          <table:table-cell table:formula="of:=[.U43]/1000" office:value-type="float" office:value="308.043" calcext:value-type="float">
            <text:p>308,043</text:p>
          </table:table-cell>
          <table:table-cell office:value-type="float" office:value="308043" calcext:value-type="float">
            <text:p>30804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19"/>
          <table:table-cell table:formula="of:=[.U44]/1000" office:value-type="float" office:value="354.249" calcext:value-type="float">
            <text:p>354,249</text:p>
          </table:table-cell>
          <table:table-cell office:value-type="float" office:value="354249" calcext:value-type="float">
            <text:p>35424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19"/>
          <table:table-cell table:formula="of:=[.U45]/1000" office:value-type="float" office:value="407.386" calcext:value-type="float">
            <text:p>407,386</text:p>
          </table:table-cell>
          <table:table-cell office:value-type="float" office:value="407386" calcext:value-type="float">
            <text:p>40738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19"/>
          <table:table-cell table:formula="of:=[.U46]/1000" office:value-type="float" office:value="468.495" calcext:value-type="float">
            <text:p>468,495</text:p>
          </table:table-cell>
          <table:table-cell office:value-type="float" office:value="468495" calcext:value-type="float">
            <text:p>46849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19"/>
          <table:table-cell table:formula="of:=[.U47]/1000" office:value-type="float" office:value="538.769" calcext:value-type="float">
            <text:p>538,769</text:p>
          </table:table-cell>
          <table:table-cell office:value-type="float" office:value="538769" calcext:value-type="float">
            <text:p>53876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19"/>
          <table:table-cell table:formula="of:=[.U48]/1000" office:value-type="float" office:value="619.584" calcext:value-type="float">
            <text:p>619,584</text:p>
          </table:table-cell>
          <table:table-cell office:value-type="float" office:value="619584" calcext:value-type="float">
            <text:p>61958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19"/>
          <table:table-cell table:formula="of:=[.U49]/1000" office:value-type="float" office:value="712.522" calcext:value-type="float">
            <text:p>712,522</text:p>
          </table:table-cell>
          <table:table-cell office:value-type="float" office:value="712522" calcext:value-type="float">
            <text:p>71252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19"/>
          <table:table-cell table:formula="of:=[.U50]/1000" office:value-type="float" office:value="819.4" calcext:value-type="float">
            <text:p>819,4</text:p>
          </table:table-cell>
          <table:table-cell office:value-type="float" office:value="819400" calcext:value-type="float">
            <text:p>81940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19"/>
          <table:table-cell table:formula="of:=[.U51]/1000" office:value-type="float" office:value="942.31" calcext:value-type="float">
            <text:p>942,31</text:p>
          </table:table-cell>
          <table:table-cell office:value-type="float" office:value="942310" calcext:value-type="float">
            <text:p>94231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19"/>
          <table:table-cell table:formula="of:=[.U52]/1000" office:value-type="float" office:value="1083.657" calcext:value-type="float">
            <text:p>1083,657</text:p>
          </table:table-cell>
          <table:table-cell office:value-type="float" office:value="1083657" calcext:value-type="float">
            <text:p>108365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19"/>
          <table:table-cell table:formula="of:=[.U53]/1000" office:value-type="float" office:value="1246.206" calcext:value-type="float">
            <text:p>1246,206</text:p>
          </table:table-cell>
          <table:table-cell office:value-type="float" office:value="1246206" calcext:value-type="float">
            <text:p>124620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19"/>
          <table:table-cell table:formula="of:=[.U54]/1000" office:value-type="float" office:value="1433.136" calcext:value-type="float">
            <text:p>1433,136</text:p>
          </table:table-cell>
          <table:table-cell office:value-type="float" office:value="1433136" calcext:value-type="float">
            <text:p>143313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19"/>
          <table:table-cell table:formula="of:=[.U55]/1000" office:value-type="float" office:value="1648.107" calcext:value-type="float">
            <text:p>1648,107</text:p>
          </table:table-cell>
          <table:table-cell office:value-type="float" office:value="1648107" calcext:value-type="float">
            <text:p>164810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19"/>
          <table:table-cell table:formula="of:=[.U56]/1000" office:value-type="float" office:value="1895.323" calcext:value-type="float">
            <text:p>1895,323</text:p>
          </table:table-cell>
          <table:table-cell office:value-type="float" office:value="1895323" calcext:value-type="float">
            <text:p>189532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19"/>
          <table:table-cell table:formula="of:=[.U57]/1000" office:value-type="float" office:value="2179.622" calcext:value-type="float">
            <text:p>2179,622</text:p>
          </table:table-cell>
          <table:table-cell office:value-type="float" office:value="2179622" calcext:value-type="float">
            <text:p>217962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19"/>
          <table:table-cell table:formula="of:=[.U58]/1000" office:value-type="float" office:value="2506.565" calcext:value-type="float">
            <text:p>2506,565</text:p>
          </table:table-cell>
          <table:table-cell office:value-type="float" office:value="2506565" calcext:value-type="float">
            <text:p>250656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19"/>
          <table:table-cell table:formula="of:=[.U59]/1000" office:value-type="float" office:value="2882.55" calcext:value-type="float">
            <text:p>2882,55</text:p>
          </table:table-cell>
          <table:table-cell office:value-type="float" office:value="2882550" calcext:value-type="float">
            <text:p>288255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19"/>
          <table:table-cell table:formula="of:=[.U60]/1000" office:value-type="float" office:value="3314.932" calcext:value-type="float">
            <text:p>3314,932</text:p>
          </table:table-cell>
          <table:table-cell office:value-type="float" office:value="3314932" calcext:value-type="float">
            <text:p>331493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19"/>
          <table:table-cell table:formula="of:=[.U61]/1000" office:value-type="float" office:value="3812.172" calcext:value-type="float">
            <text:p>3812,172</text:p>
          </table:table-cell>
          <table:table-cell office:value-type="float" office:value="3812172" calcext:value-type="float">
            <text:p>381217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19"/>
          <table:table-cell table:formula="of:=[.U62]/1000" office:value-type="float" office:value="4383.998" calcext:value-type="float">
            <text:p>4383,998</text:p>
          </table:table-cell>
          <table:table-cell office:value-type="float" office:value="4383998" calcext:value-type="float">
            <text:p>438399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19"/>
          <table:table-cell table:formula="of:=[.U63]/1000" office:value-type="float" office:value="5041.598" calcext:value-type="float">
            <text:p>5041,598</text:p>
          </table:table-cell>
          <table:table-cell office:value-type="float" office:value="5041598" calcext:value-type="float">
            <text:p>504159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19"/>
          <table:table-cell table:formula="of:=[.U64]/1000" office:value-type="float" office:value="5797.838" calcext:value-type="float">
            <text:p>5797,838</text:p>
          </table:table-cell>
          <table:table-cell office:value-type="float" office:value="5797838" calcext:value-type="float">
            <text:p>579783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19"/>
          <table:table-cell table:formula="of:=[.U65]/1000" office:value-type="float" office:value="6667.514" calcext:value-type="float">
            <text:p>6667,514</text:p>
          </table:table-cell>
          <table:table-cell office:value-type="float" office:value="6667514" calcext:value-type="float">
            <text:p>66675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19"/>
          <table:table-cell table:formula="of:=[.U66]/1000" office:value-type="float" office:value="7667.641" calcext:value-type="float">
            <text:p>7667,641</text:p>
          </table:table-cell>
          <table:table-cell office:value-type="float" office:value="7667641" calcext:value-type="float">
            <text:p>766764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19"/>
          <table:table-cell table:formula="of:=[.U67]/1000" office:value-type="float" office:value="8817.787" calcext:value-type="float">
            <text:p>8817,787</text:p>
          </table:table-cell>
          <table:table-cell office:value-type="float" office:value="8817787" calcext:value-type="float">
            <text:p>881778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19"/>
          <table:table-cell table:formula="of:=[.U68]/1000" office:value-type="float" office:value="10140.455" calcext:value-type="float">
            <text:p>10140,455</text:p>
          </table:table-cell>
          <table:table-cell office:value-type="float" office:value="10140455" calcext:value-type="float">
            <text:p>1014045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19"/>
          <table:table-cell table:formula="of:=[.U69]/1000" office:value-type="float" office:value="11661.523" calcext:value-type="float">
            <text:p>11661,523</text:p>
          </table:table-cell>
          <table:table-cell office:value-type="float" office:value="11661523" calcext:value-type="float">
            <text:p>1166152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19"/>
          <table:table-cell table:formula="of:=[.U70]/1000" office:value-type="float" office:value="13410.752" calcext:value-type="float">
            <text:p>13410,752</text:p>
          </table:table-cell>
          <table:table-cell office:value-type="float" office:value="13410752" calcext:value-type="float">
            <text:p>1341075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19"/>
          <table:table-cell table:formula="of:=[.U71]/1000" office:value-type="float" office:value="15422.365" calcext:value-type="float">
            <text:p>15422,365</text:p>
          </table:table-cell>
          <table:table-cell office:value-type="float" office:value="15422365" calcext:value-type="float">
            <text:p>1542236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19"/>
          <table:table-cell table:formula="of:=[.U72]/1000" office:value-type="float" office:value="17735.72" calcext:value-type="float">
            <text:p>17735,72</text:p>
          </table:table-cell>
          <table:table-cell office:value-type="float" office:value="17735720" calcext:value-type="float">
            <text:p>1773572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19"/>
          <table:table-cell table:formula="of:=[.U73]/1000" office:value-type="float" office:value="20396.078" calcext:value-type="float">
            <text:p>20396,078</text:p>
          </table:table-cell>
          <table:table-cell office:value-type="float" office:value="20396078" calcext:value-type="float">
            <text:p>2039607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19"/>
          <table:table-cell table:formula="of:=[.U74]/1000" office:value-type="float" office:value="23455.489" calcext:value-type="float">
            <text:p>23455,489</text:p>
          </table:table-cell>
          <table:table-cell office:value-type="float" office:value="23455489" calcext:value-type="float">
            <text:p>2345548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19"/>
          <table:table-cell table:formula="of:=[.U75]/1000" office:value-type="float" office:value="26973.813" calcext:value-type="float">
            <text:p>26973,813</text:p>
          </table:table-cell>
          <table:table-cell office:value-type="float" office:value="26973813" calcext:value-type="float">
            <text:p>2697381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19"/>
          <table:table-cell table:formula="of:=[.U76]/1000" office:value-type="float" office:value="31019.885" calcext:value-type="float">
            <text:p>31019,885</text:p>
          </table:table-cell>
          <table:table-cell office:value-type="float" office:value="31019885" calcext:value-type="float">
            <text:p>3101988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19"/>
          <table:table-cell table:formula="of:=[.U77]/1000" office:value-type="float" office:value="35672.867" calcext:value-type="float">
            <text:p>35672,867</text:p>
          </table:table-cell>
          <table:table-cell office:value-type="float" office:value="35672867" calcext:value-type="float">
            <text:p>3567286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19"/>
          <table:table-cell table:formula="of:=[.U78]/1000" office:value-type="float" office:value="41023.798" calcext:value-type="float">
            <text:p>41023,798</text:p>
          </table:table-cell>
          <table:table-cell office:value-type="float" office:value="41023798" calcext:value-type="float">
            <text:p>4102379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number-columns-repeated="19"/>
          <table:table-cell table:formula="of:=[.U79]/1000" office:value-type="float" office:value="47177.367" calcext:value-type="float">
            <text:p>47177,367</text:p>
          </table:table-cell>
          <table:table-cell office:value-type="float" office:value="47177367" calcext:value-type="float">
            <text:p>4717736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19"/>
          <table:table-cell table:formula="of:=[.U80]/1000" office:value-type="float" office:value="54253.973" calcext:value-type="float">
            <text:p>54253,973</text:p>
          </table:table-cell>
          <table:table-cell office:value-type="float" office:value="54253973" calcext:value-type="float">
            <text:p>54253973</text:p>
          </table:table-cell>
          <table:table-cell office:value-type="float" office:value="83" calcext:value-type="float">
            <text:p>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15T12:56:41.597985406</meta:creation-date>
    <dc:date>2022-06-15T14:30:16.695478628</dc:date>
    <meta:editing-duration>PT1M14S</meta:editing-duration>
    <meta:editing-cycles>1</meta:editing-cycles>
    <meta:document-statistic meta:table-count="1" meta:cell-count="338" meta:object-count="2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412cm" svg:height="14.425cm" xlink:href=".." xlink:type="simple" chart:class="chart:scatter" chart:style-name="ch1">
        <chart:legend chart:legend-position="end" svg:x="25.137cm" svg:y="6.664cm" style:legend-expansion="high" chart:style-name="ch2"/>
        <chart:plot-area chart:style-name="ch3" table:cell-range-address="Tabelle1.A2:Tabelle1.C39" chart:data-source-has-labels="row" svg:x="0.568cm" svg:y="0.288cm" svg:width="24.001cm" svg:height="13.849cm">
          <chartooo:coordinate-region svg:x="1.004cm" svg:y="0.487cm" svg:width="23.1cm" svg:height="13.0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B3:Tabelle1.B39" chart:label-cell-address="Tabelle1.B2:Tabelle1.B2" chart:class="chart:scatter">
            <chart:domain table:cell-range-address="Tabelle1.A3:Tabelle1.A39"/>
            <chart:data-point chart:repeated="37"/>
          </chart:series>
          <chart:series chart:style-name="ch7" chart:values-cell-range-address="Tabelle1.C3:Tabelle1.C39" chart:label-cell-address="Tabelle1.C2:Tabelle1.C2" chart:class="chart:scatter">
            <chart:data-point chart:repeated="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trom in mA</text:p>
                <draw:g>
                  <svg:desc>Tabelle1.B2:Tabelle1.B2</svg:desc>
                </draw:g>
              </table:table-cell>
              <table:table-cell office:value-type="string">
                <text:p/>
                <draw:g>
                  <svg:desc>Tabelle1.C2:Tabelle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elle1.A3:Tabelle1.A39</svg:desc>
                </draw:g>
              </table:table-cell>
              <table:table-cell office:value-type="float" office:value="NaN">
                <text:p>NaN</text:p>
                <draw:g>
                  <svg:desc>Tabelle1.B3:Tabelle1.B39</svg:desc>
                </draw:g>
              </table:table-cell>
              <table:table-cell office:value-type="float" office:value="NaN">
                <text:p>NaN</text:p>
                <draw:g>
                  <svg:desc>Tabelle1.C3:Tabelle1.C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006">
                <text:p>0.0006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24">
                <text:p>0.0024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003">
                <text:p>0.003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006">
                <text:p>0.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0.012">
                <text:p>0.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0.018">
                <text:p>0.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.024">
                <text:p>0.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0.048">
                <text:p>0.048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0">
                <text:p>130</text:p>
              </table:table-cell>
              <table:table-cell office:value-type="float" office:value="0.077">
                <text:p>0.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">
                <text:p>200</text:p>
              </table:table-cell>
              <table:table-cell office:value-type="float" office:value="0.118">
                <text:p>0.118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0">
                <text:p>300</text:p>
              </table:table-cell>
              <table:table-cell office:value-type="float" office:value="0.193">
                <text:p>0.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0">
                <text:p>400</text:p>
              </table:table-cell>
              <table:table-cell office:value-type="float" office:value="0.258">
                <text:p>0.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0">
                <text:p>500</text:p>
              </table:table-cell>
              <table:table-cell office:value-type="float" office:value="0.32">
                <text:p>0.32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0">
                <text:p>600</text:p>
              </table:table-cell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00">
                <text:p>700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00">
                <text:p>800</text:p>
              </table:table-cell>
              <table:table-cell office:value-type="float" office:value="0.515">
                <text:p>0.5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">
                <text:p>900</text:p>
              </table:table-cell>
              <table:table-cell office:value-type="float" office:value="0.577">
                <text:p>0.5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">
                <text:p>1000</text:p>
              </table:table-cell>
              <table:table-cell office:value-type="float" office:value="0.64">
                <text:p>0.64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00">
                <text:p>1500</text:p>
              </table:table-cell>
              <table:table-cell office:value-type="float" office:value="0.95">
                <text:p>0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0">
                <text:p>2000</text:p>
              </table:table-cell>
              <table:table-cell office:value-type="float" office:value="1.2">
                <text:p>1.2</text:p>
              </table:table-cell>
              <table:table-cell office:value-type="float" office:value="2.28">
                <text:p>2.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00">
                <text:p>2500</text:p>
              </table:table-cell>
              <table:table-cell office:value-type="float" office:value="1.37">
                <text:p>1.37</text:p>
              </table:table-cell>
              <table:table-cell office:value-type="float" office:value="2.46">
                <text:p>2.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00">
                <text:p>3000</text:p>
              </table:table-cell>
              <table:table-cell office:value-type="float" office:value="1.45">
                <text:p>1.45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500">
                <text:p>3500</text:p>
              </table:table-cell>
              <table:table-cell office:value-type="float" office:value="1.48">
                <text:p>1.48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00">
                <text:p>4000</text:p>
              </table:table-cell>
              <table:table-cell office:value-type="float" office:value="1.49">
                <text:p>1.49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000">
                <text:p>5000</text:p>
              </table:table-cell>
              <table:table-cell office:value-type="float" office:value="1.44">
                <text:p>1.44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1.4">
                <text:p>1.4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000">
                <text:p>7000</text:p>
              </table:table-cell>
              <table:table-cell office:value-type="float" office:value="1.38">
                <text:p>1.38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000">
                <text:p>8000</text:p>
              </table:table-cell>
              <table:table-cell office:value-type="float" office:value="1.33">
                <text:p>1.33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00">
                <text:p>9000</text:p>
              </table:table-cell>
              <table:table-cell office:value-type="float" office:value="1.28">
                <text:p>1.28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000">
                <text:p>10000</text:p>
              </table:table-cell>
              <table:table-cell office:value-type="float" office:value="1.22">
                <text:p>1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000">
                <text:p>20000</text:p>
              </table:table-cell>
              <table:table-cell office:value-type="float" office:value="0.7">
                <text:p>0.7</text:p>
              </table:table-cell>
              <table:table-cell office:value-type="float" office:value="5.38">
                <text:p>5.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000">
                <text:p>30000</text:p>
              </table:table-cell>
              <table:table-cell office:value-type="float" office:value="0.54">
                <text:p>0.54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000">
                <text:p>40000</text:p>
              </table:table-cell>
              <table:table-cell office:value-type="float" office:value="0.45">
                <text:p>0.45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000">
                <text:p>50000</text:p>
              </table:table-cell>
              <table:table-cell office:value-type="float" office:value="0.43">
                <text:p>0.43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0000">
                <text:p>60000</text:p>
              </table:table-cell>
              <table:table-cell office:value-type="float" office:value="0.4">
                <text:p>0.4</text:p>
              </table:table-cell>
              <table:table-cell office:value-type="float" office:value="3.14">
                <text:p>3.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2.408cm" svg:height="18.229cm" xlink:href=".." xlink:type="simple" chart:class="chart:scatter" chart:style-name="ch1">
        <chart:legend chart:legend-position="end" svg:x="30.535cm" svg:y="8.815cm" style:legend-expansion="high" chart:style-name="ch2"/>
        <chart:plot-area chart:style-name="ch3" table:cell-range-address="Tabelle1.T1:Tabelle1.T80 Tabelle1.V1:Tabelle1.V80" chart:data-source-has-labels="row" svg:x="0.648cm" svg:y="0.364cm" svg:width="29.239cm" svg:height="17.501cm">
          <chartooo:coordinate-region svg:x="1.269cm" svg:y="0.563cm" svg:width="27.967cm" svg:height="16.65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V2:Tabelle1.V80" chart:label-cell-address="Tabelle1.V1:Tabelle1.V1" chart:class="chart:scatter">
            <chart:domain table:cell-range-address="Tabelle1.T2:Tabelle1.T80"/>
            <chart:data-point chart:repeated="7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T</text:p>
              </table:table-cell>
              <table:table-cell office:value-type="string">
                <text:p>mA</text:p>
                <draw:g>
                  <svg:desc>Tabelle1.V1:Tabelle1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elle1.T2:Tabelle1.T80</svg:desc>
                </draw:g>
              </table:table-cell>
              <table:table-cell office:value-type="float" office:value="55">
                <text:p>55</text:p>
                <draw:g>
                  <svg:desc>Tabelle1.V2:Tabelle1.V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5">
                <text:p>1.1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22">
                <text:p>1.32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2">
                <text:p>1.5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749">
                <text:p>1.74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11">
                <text:p>2.01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13">
                <text:p>2.31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6">
                <text:p>2.6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59">
                <text:p>3.05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17">
                <text:p>3.51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045">
                <text:p>4.04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652">
                <text:p>4.65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35">
                <text:p>5.3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152">
                <text:p>6.15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075">
                <text:p>7.07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137">
                <text:p>8.13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.357">
                <text:p>9.35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761">
                <text:p>10.76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.375">
                <text:p>12.37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.231">
                <text:p>14.23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.366">
                <text:p>16.36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.821">
                <text:p>18.82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.644">
                <text:p>21.64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.891">
                <text:p>24.89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.625">
                <text:p>28.62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.918">
                <text:p>32.91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7.856">
                <text:p>37.85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.535">
                <text:p>43.53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0.065">
                <text:p>50.06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7.575">
                <text:p>57.57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6.211">
                <text:p>66.21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6.143">
                <text:p>76.14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7.565">
                <text:p>87.56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0.699">
                <text:p>100.69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5.804">
                <text:p>115.80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3.175">
                <text:p>133.17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3.151">
                <text:p>153.15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6.124">
                <text:p>176.12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2.543">
                <text:p>202.54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2.924">
                <text:p>232.92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67.863">
                <text:p>267.86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8.043">
                <text:p>308.04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54.249">
                <text:p>354.24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7.386">
                <text:p>407.38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8.495">
                <text:p>468.49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38.769">
                <text:p>538.76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19.584">
                <text:p>619.58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12.522">
                <text:p>712.52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19.4">
                <text:p>819.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42.31">
                <text:p>942.3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83.657">
                <text:p>1083.65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46.206">
                <text:p>1246.20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33.136">
                <text:p>1433.13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48.107">
                <text:p>1648.10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95.323">
                <text:p>1895.32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179.622">
                <text:p>2179.62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06.565">
                <text:p>2506.56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82.55">
                <text:p>2882.5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314.932">
                <text:p>3314.93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812.172">
                <text:p>3812.17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383.998">
                <text:p>4383.99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041.598">
                <text:p>5041.59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797.838">
                <text:p>5797.83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667.514">
                <text:p>6667.51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667.641">
                <text:p>7667.64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817.787">
                <text:p>8817.78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140.455">
                <text:p>10140.45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661.523">
                <text:p>11661.52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410.752">
                <text:p>13410.75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422.365">
                <text:p>15422.36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735.72">
                <text:p>17735.7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396.078">
                <text:p>20396.07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3455.489">
                <text:p>23455.48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6973.813">
                <text:p>26973.81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1019.885">
                <text:p>31019.88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5672.867">
                <text:p>35672.86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1023.798">
                <text:p>41023.79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7177.367">
                <text:p>47177.36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4253.973">
                <text:p>54253.973</text:p>
              </table:table-cell>
              <table:table-cell office:value-type="float" office:value="83">
                <text:p>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